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ECNOLOGIA E INVERSIONES AGROPECUARIAS S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ECNOLOGIA E INVERCIONES AGROPECUARIAS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DINA ALCANTARA, SAUL ISMA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SANDOVAL IBERICO FELIX ARTUR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0416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1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22:56:3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